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db94d" draw:fill-color="#fdb94d" draw:textarea-horizontal-align="justify" draw:textarea-vertical-align="middle" draw:auto-grow-height="false" fo:min-height="0cm" fo:min-width="3.953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fdb94d" draw:fill-color="#fdb94d" draw:textarea-horizontal-align="justify" draw:textarea-vertical-align="middle" draw:auto-grow-height="false" fo:min-height="0cm" fo:min-width="3.949cm"/>
    </style:style>
    <style:style style:name="gr4" style:family="graphic" style:parent-style-name="standard">
      <style:graphic-properties svg:stroke-color="#fdb94d" draw:fill-color="#fdb94d" draw:textarea-horizontal-align="justify" draw:textarea-vertical-align="middle" draw:auto-grow-height="false" fo:min-height="0cm" fo:min-width="3.941cm"/>
    </style:style>
    <style:style style:name="gr5" style:family="graphic" style:parent-style-name="objectwithoutfill">
      <style:graphic-properties svg:stroke-width="0.025cm" svg:stroke-color="#ed1c24" draw:marker-start-width="0.276cm" draw:marker-end-width="0.276cm" draw:fill="none" draw:textarea-vertical-align="middle" fo:padding-top="0.138cm" fo:padding-bottom="0.138cm" fo:padding-left="0.263cm" fo:padding-right="0.263cm"/>
    </style:style>
    <style:style style:name="gr6" style:family="graphic" style:parent-style-name="standard">
      <style:graphic-properties svg:stroke-color="#fdb94d" draw:fill-color="#fdb94d" draw:textarea-horizontal-align="justify" draw:textarea-vertical-align="middle" draw:auto-grow-height="false" fo:min-height="0cm" fo:min-width="3.962cm"/>
    </style:style>
    <style:style style:name="gr7" style:family="graphic" style:parent-style-name="standard">
      <style:graphic-properties svg:stroke-color="#fdb94d" draw:fill="solid" draw:fill-color="#000000" draw:opacity="50%" draw:textarea-horizontal-align="justify" draw:textarea-vertical-align="middle" draw:auto-grow-height="false" fo:min-height="0cm" fo:min-width="3.953cm" draw:shadow-opacity="50%"/>
    </style:style>
    <style:style style:name="gr8" style:family="graphic" style:parent-style-name="standard">
      <style:graphic-properties svg:stroke-color="#000000" draw:fill="solid" draw:fill-color="#000000" draw:opacity="50%" draw:textarea-horizontal-align="justify" draw:textarea-vertical-align="middle" draw:auto-grow-height="false" fo:min-height="0cm" fo:min-width="0cm" draw:shadow-opacity="50%"/>
    </style:style>
    <style:style style:name="gr9" style:family="graphic" style:parent-style-name="standard">
      <style:graphic-properties svg:stroke-color="#fdb94d" draw:fill="solid" draw:fill-color="#000000" draw:opacity="50%" draw:textarea-horizontal-align="justify" draw:textarea-vertical-align="middle" draw:auto-grow-height="false" fo:min-height="0cm" fo:min-width="3.949cm" draw:shadow-opacity="50%"/>
    </style:style>
    <style:style style:name="gr10" style:family="graphic" style:parent-style-name="standard">
      <style:graphic-properties svg:stroke-color="#fdb94d" draw:fill="solid" draw:fill-color="#000000" draw:opacity="50%" draw:textarea-horizontal-align="justify" draw:textarea-vertical-align="middle" draw:auto-grow-height="false" fo:min-height="0cm" fo:min-width="3.941cm" draw:shadow-opacity="50%"/>
    </style:style>
    <style:style style:name="gr11" style:family="graphic" style:parent-style-name="standard">
      <style:graphic-properties draw:fill="solid" draw:fill-color="#dddddd" draw:textarea-horizontal-align="justify" draw:textarea-vertical-align="middle" draw:auto-grow-height="false" fo:min-height="0.964cm" fo:min-width="0cm"/>
    </style:style>
    <style:style style:name="gr12" style:family="graphic" style:parent-style-name="standard">
      <style:graphic-properties draw:fill="solid" draw:fill-color="#dddddd" draw:textarea-horizontal-align="justify" draw:textarea-vertical-align="middle" draw:auto-grow-height="false" fo:min-height="0.702cm" fo:min-width="0.413cm"/>
    </style:style>
    <style:style style:name="gr13" style:family="graphic" style:parent-style-name="standard">
      <style:graphic-properties svg:stroke-color="#fdb94d" draw:fill="solid" draw:fill-color="#000000" draw:opacity="50%" draw:textarea-horizontal-align="justify" draw:textarea-vertical-align="middle" draw:auto-grow-height="false" fo:min-height="0cm" fo:min-width="3.962cm" draw:shadow-opacity="50%"/>
    </style:style>
    <style:style style:name="gr14" style:family="graphic" style:parent-style-name="standard">
      <style:graphic-properties draw:textarea-horizontal-align="justify" draw:textarea-vertical-align="middle" draw:auto-grow-height="false" fo:min-height="0.101cm" fo:min-width="0cm"/>
    </style:style>
    <style:style style:name="gr15" style:family="graphic" style:parent-style-name="standard">
      <style:graphic-properties draw:fill="solid" draw:fill-color="#ed1c24" draw:textarea-horizontal-align="justify" draw:textarea-vertical-align="middle" draw:auto-grow-height="false" fo:min-height="0.101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.871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1.123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.853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.612cm" fo:min-width="0cm"/>
    </style:style>
    <style:style style:name="gr20" style:family="graphic" style:parent-style-name="standard">
      <style:graphic-properties draw:fill="solid" draw:fill-color="#62a73b" draw:textarea-horizontal-align="justify" draw:textarea-vertical-align="middle" draw:auto-grow-height="false" fo:min-height="0.101cm" fo:min-width="0cm"/>
    </style:style>
    <style:style style:name="gr21" style:family="graphic" style:parent-style-name="standard">
      <style:graphic-properties draw:stroke="none" svg:stroke-color="#000000" draw:fill="none" draw:fill-color="#ffffff" fo:min-height="0.327cm"/>
    </style:style>
    <style:style style:name="gr22" style:family="graphic" style:parent-style-name="standard">
      <style:graphic-properties draw:stroke="none" svg:stroke-color="#000000" draw:fill="none" draw:fill-color="#ffffff" fo:min-height="0.395cm"/>
    </style:style>
    <style:style style:name="P1" style:family="paragraph">
      <loext:graphic-properties draw:fill-color="#fdb94d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 draw:opacity="50%"/>
      <style:paragraph-properties fo:text-align="center"/>
    </style:style>
    <style:style style:name="P5" style:family="paragraph">
      <loext:graphic-properties draw:fill="solid" draw:fill-color="#ddddd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ed1c24"/>
      <style:paragraph-properties fo:text-align="center"/>
    </style:style>
    <style:style style:name="P8" style:family="paragraph">
      <loext:graphic-properties draw:fill="solid" draw:fill-color="#62a73b"/>
      <style:paragraph-properties fo:text-align="center"/>
    </style:style>
    <style:style style:name="P9" style:family="paragraph">
      <style:text-properties fo:font-size="10pt" style:font-size-asian="18pt" style:font-size-complex="18pt"/>
    </style:style>
    <style:style style:name="P10" style:family="paragraph">
      <loext:graphic-properties draw:fill="none" draw:fill-color="#ffffff"/>
      <style:text-properties fo:font-size="10pt" style:font-size-asian="18pt" style:font-size-complex="18pt"/>
    </style:style>
    <style:style style:name="P11" style:family="paragraph"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4.453cm" svg:height="0.2cm" svg:x="3.347cm" svg:y="4.33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" draw:text-style-name="P2" draw:layer="layout" svg:width="0.1cm" svg:height="0.1cm" svg:x="3.356cm" svg:y="4.37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3.61cm" svg:y="4.37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3.861cm" svg:y="4.37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4.118cm" svg:y="4.37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4.372cm" svg:y="4.37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4.626cm" svg:y="4.37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4.88cm" svg:y="4.37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5.134cm" svg:y="4.37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5.388cm" svg:y="4.37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5.642cm" svg:y="4.37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5.896cm" svg:y="4.37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6.15cm" svg:y="4.37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6.404cm" svg:y="4.37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6.658cm" svg:y="4.37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6.912cm" svg:y="4.37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7.166cm" svg:y="4.37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7.42cm" svg:y="4.37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7.674cm" svg:y="4.37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</draw:g>
          <draw:g>
            <draw:custom-shape draw:style-name="gr1" draw:text-style-name="P1" draw:layer="layout" svg:width="4.453cm" svg:height="0.2cm" svg:x="3.347cm" svg:y="4.08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" draw:text-style-name="P2" draw:layer="layout" svg:width="0.1cm" svg:height="0.1cm" svg:x="3.356cm" svg:y="4.12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3.61cm" svg:y="4.12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3.861cm" svg:y="4.12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4.118cm" svg:y="4.12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4.372cm" svg:y="4.12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4.626cm" svg:y="4.12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4.88cm" svg:y="4.12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5.134cm" svg:y="4.12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5.388cm" svg:y="4.12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5.642cm" svg:y="4.12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5.896cm" svg:y="4.12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6.15cm" svg:y="4.12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6.404cm" svg:y="4.12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6.658cm" svg:y="4.12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6.912cm" svg:y="4.12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7.166cm" svg:y="4.12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7.42cm" svg:y="4.12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7.674cm" svg:y="4.12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</draw:g>
          <draw:g>
            <draw:custom-shape draw:style-name="gr1" draw:text-style-name="P1" draw:layer="layout" svg:width="4.453cm" svg:height="0.2cm" svg:x="3.347cm" svg:y="3.827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" draw:text-style-name="P2" draw:layer="layout" svg:width="0.1cm" svg:height="0.1cm" svg:x="3.61cm" svg:y="3.87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3.861cm" svg:y="3.87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4.118cm" svg:y="3.87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4.372cm" svg:y="3.87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4.626cm" svg:y="3.87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4.88cm" svg:y="3.87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5.134cm" svg:y="3.87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5.388cm" svg:y="3.87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5.642cm" svg:y="3.87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5.896cm" svg:y="3.87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6.15cm" svg:y="3.87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6.404cm" svg:y="3.87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6.658cm" svg:y="3.87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6.912cm" svg:y="3.87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7.166cm" svg:y="3.87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7.42cm" svg:y="3.87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7.674cm" svg:y="3.87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3.354cm" svg:y="3.88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</draw:g>
          <draw:g>
            <draw:custom-shape draw:style-name="gr3" draw:text-style-name="P1" draw:layer="layout" svg:width="4.449cm" svg:height="0.2cm" svg:x="3.351cm" svg:y="3.573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" draw:text-style-name="P2" draw:layer="layout" svg:width="0.1cm" svg:height="0.1cm" svg:x="3.356cm" svg:y="3.6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3.61cm" svg:y="3.6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3.861cm" svg:y="3.6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4.118cm" svg:y="3.6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4.372cm" svg:y="3.6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4.626cm" svg:y="3.6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4.88cm" svg:y="3.6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5.134cm" svg:y="3.6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5.388cm" svg:y="3.6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5.642cm" svg:y="3.6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5.896cm" svg:y="3.6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6.15cm" svg:y="3.6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6.404cm" svg:y="3.6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6.658cm" svg:y="3.6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6.912cm" svg:y="3.6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7.166cm" svg:y="3.6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7.42cm" svg:y="3.6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7.674cm" svg:y="3.6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</draw:g>
          <draw:g>
            <draw:custom-shape draw:style-name="gr4" draw:text-style-name="P1" draw:layer="layout" svg:width="4.441cm" svg:height="0.2cm" svg:x="3.359cm" svg:y="3.319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" draw:text-style-name="P2" draw:layer="layout" svg:width="0.1cm" svg:height="0.1cm" svg:x="3.356cm" svg:y="3.36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3.61cm" svg:y="3.36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3.861cm" svg:y="3.36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4.118cm" svg:y="3.36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4.372cm" svg:y="3.36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4.626cm" svg:y="3.36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4.88cm" svg:y="3.36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5.134cm" svg:y="3.36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5.388cm" svg:y="3.36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5.642cm" svg:y="3.36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5.896cm" svg:y="3.36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6.15cm" svg:y="3.36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6.404cm" svg:y="3.36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6.658cm" svg:y="3.36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6.912cm" svg:y="3.36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7.166cm" svg:y="3.36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7.42cm" svg:y="3.36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7.674cm" svg:y="3.36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</draw:g>
          <draw:g>
            <draw:line draw:style-name="gr5" draw:text-style-name="P3" draw:layer="layout" svg:x1="5.829cm" svg:y1="3.553cm" svg:x2="6.069cm" svg:y2="3.792cm">
              <text:p/>
            </draw:line>
            <draw:line draw:style-name="gr5" draw:text-style-name="P3" draw:layer="layout" svg:x1="6.068cm" svg:y1="3.551cm" svg:x2="5.829cm" svg:y2="3.791cm">
              <text:p/>
            </draw:line>
          </draw:g>
          <draw:g>
            <draw:line draw:style-name="gr5" draw:text-style-name="P3" draw:layer="layout" svg:x1="5.827cm" svg:y1="3.804cm" svg:x2="6.067cm" svg:y2="4.043cm">
              <text:p/>
            </draw:line>
            <draw:line draw:style-name="gr5" draw:text-style-name="P3" draw:layer="layout" svg:x1="6.066cm" svg:y1="3.802cm" svg:x2="5.827cm" svg:y2="4.042cm">
              <text:p/>
            </draw:line>
          </draw:g>
          <draw:g>
            <draw:line draw:style-name="gr5" draw:text-style-name="P3" draw:layer="layout" svg:x1="5.828cm" svg:y1="4.06cm" svg:x2="6.068cm" svg:y2="4.299cm">
              <text:p/>
            </draw:line>
            <draw:line draw:style-name="gr5" draw:text-style-name="P3" draw:layer="layout" svg:x1="6.067cm" svg:y1="4.058cm" svg:x2="5.828cm" svg:y2="4.298cm">
              <text:p/>
            </draw:line>
          </draw:g>
          <draw:g>
            <draw:line draw:style-name="gr5" draw:text-style-name="P3" draw:layer="layout" svg:x1="5.829cm" svg:y1="4.312cm" svg:x2="6.069cm" svg:y2="4.551cm">
              <text:p/>
            </draw:line>
            <draw:line draw:style-name="gr5" draw:text-style-name="P3" draw:layer="layout" svg:x1="6.068cm" svg:y1="4.31cm" svg:x2="5.829cm" svg:y2="4.55cm">
              <text:p/>
            </draw:line>
          </draw:g>
          <draw:g>
            <draw:custom-shape draw:style-name="gr6" draw:text-style-name="P1" draw:layer="layout" svg:width="4.462cm" svg:height="0.2cm" svg:x="3.338cm" svg:y="4.58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" draw:text-style-name="P2" draw:layer="layout" svg:width="0.1cm" svg:height="0.1cm" svg:x="3.356cm" svg:y="4.63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3.61cm" svg:y="4.63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3.861cm" svg:y="4.63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4.118cm" svg:y="4.63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4.372cm" svg:y="4.63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4.626cm" svg:y="4.63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4.88cm" svg:y="4.63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5.134cm" svg:y="4.63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5.388cm" svg:y="4.63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5.642cm" svg:y="4.63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5.896cm" svg:y="4.63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6.15cm" svg:y="4.63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6.404cm" svg:y="4.63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6.658cm" svg:y="4.63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6.912cm" svg:y="4.63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7.166cm" svg:y="4.63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7.42cm" svg:y="4.63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7.674cm" svg:y="4.63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</draw:g>
          <draw:g>
            <draw:custom-shape draw:style-name="gr6" draw:text-style-name="P1" draw:layer="layout" svg:width="4.462cm" svg:height="0.2cm" svg:x="3.338cm" svg:y="4.839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" draw:text-style-name="P2" draw:layer="layout" svg:width="0.1cm" svg:height="0.1cm" svg:x="3.356cm" svg:y="4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3.61cm" svg:y="4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3.861cm" svg:y="4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4.118cm" svg:y="4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4.372cm" svg:y="4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4.626cm" svg:y="4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4.88cm" svg:y="4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5.134cm" svg:y="4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5.388cm" svg:y="4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5.642cm" svg:y="4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5.896cm" svg:y="4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6.15cm" svg:y="4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6.404cm" svg:y="4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6.658cm" svg:y="4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6.912cm" svg:y="4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7.166cm" svg:y="4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7.42cm" svg:y="4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2" draw:text-style-name="P2" draw:layer="layout" svg:width="0.1cm" svg:height="0.1cm" svg:x="7.674cm" svg:y="4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</draw:g>
          <draw:g>
            <draw:line draw:style-name="gr5" draw:text-style-name="P3" draw:layer="layout" svg:x1="6.843cm" svg:y1="4.818cm" svg:x2="7.083cm" svg:y2="5.057cm">
              <text:p/>
            </draw:line>
            <draw:line draw:style-name="gr5" draw:text-style-name="P3" draw:layer="layout" svg:x1="7.082cm" svg:y1="4.816cm" svg:x2="6.843cm" svg:y2="5.056cm">
              <text:p/>
            </draw:line>
          </draw:g>
          <draw:g>
            <draw:line draw:style-name="gr5" draw:text-style-name="P3" draw:layer="layout" svg:x1="6.084cm" svg:y1="4.822cm" svg:x2="6.324cm" svg:y2="5.061cm">
              <text:p/>
            </draw:line>
            <draw:line draw:style-name="gr5" draw:text-style-name="P3" draw:layer="layout" svg:x1="6.323cm" svg:y1="4.82cm" svg:x2="6.084cm" svg:y2="5.06cm">
              <text:p/>
            </draw:line>
          </draw:g>
          <draw:g>
            <draw:line draw:style-name="gr5" draw:text-style-name="P3" draw:layer="layout" svg:x1="4.684cm" svg:y1="3.812cm" svg:x2="4.924cm" svg:y2="4.051cm">
              <text:p/>
            </draw:line>
            <draw:line draw:style-name="gr5" draw:text-style-name="P3" draw:layer="layout" svg:x1="4.923cm" svg:y1="3.81cm" svg:x2="4.684cm" svg:y2="4.05cm">
              <text:p/>
            </draw:line>
          </draw:g>
          <draw:g>
            <draw:line draw:style-name="gr5" draw:text-style-name="P3" draw:layer="layout" svg:x1="4.046cm" svg:y1="4.066cm" svg:x2="4.286cm" svg:y2="4.305cm">
              <text:p/>
            </draw:line>
            <draw:line draw:style-name="gr5" draw:text-style-name="P3" draw:layer="layout" svg:x1="4.285cm" svg:y1="4.064cm" svg:x2="4.046cm" svg:y2="4.304cm">
              <text:p/>
            </draw:line>
          </draw:g>
          <draw:g>
            <draw:line draw:style-name="gr5" draw:text-style-name="P3" draw:layer="layout" svg:x1="4.687cm" svg:y1="4.304cm" svg:x2="4.927cm" svg:y2="4.543cm">
              <text:p/>
            </draw:line>
            <draw:line draw:style-name="gr5" draw:text-style-name="P3" draw:layer="layout" svg:x1="4.926cm" svg:y1="4.302cm" svg:x2="4.687cm" svg:y2="4.542cm">
              <text:p/>
            </draw:line>
          </draw:g>
        </draw:g>
        <draw:g>
          <draw:g>
            <draw:g>
              <draw:custom-shape draw:style-name="gr7" draw:text-style-name="P4" draw:layer="layout" svg:width="4.453cm" svg:height="0.2cm" svg:x="3.347cm" svg:y="1.61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4" draw:layer="layout" svg:width="0.1cm" svg:height="0.1cm" svg:x="3.356cm" svg:y="1.67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3.61cm" svg:y="1.67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3.861cm" svg:y="1.67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4.118cm" svg:y="1.67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4.372cm" svg:y="1.67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4.626cm" svg:y="1.67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4.88cm" svg:y="1.67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5.134cm" svg:y="1.67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5.388cm" svg:y="1.67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5.642cm" svg:y="1.67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5.896cm" svg:y="1.67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6.15cm" svg:y="1.67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6.404cm" svg:y="1.67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6.658cm" svg:y="1.67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6.912cm" svg:y="1.67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7.166cm" svg:y="1.67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7.42cm" svg:y="1.67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7.674cm" svg:y="1.67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custom-shape draw:style-name="gr7" draw:text-style-name="P4" draw:layer="layout" svg:width="4.453cm" svg:height="0.2cm" svg:x="3.347cm" svg:y="1.8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4" draw:layer="layout" svg:width="0.1cm" svg:height="0.1cm" svg:x="3.356cm" svg:y="1.92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3.61cm" svg:y="1.92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3.861cm" svg:y="1.92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4.118cm" svg:y="1.92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4.372cm" svg:y="1.92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4.626cm" svg:y="1.92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4.88cm" svg:y="1.92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5.134cm" svg:y="1.92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5.388cm" svg:y="1.92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5.642cm" svg:y="1.92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5.896cm" svg:y="1.92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6.15cm" svg:y="1.92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6.404cm" svg:y="1.92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6.658cm" svg:y="1.92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6.912cm" svg:y="1.92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7.166cm" svg:y="1.92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7.42cm" svg:y="1.92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7.674cm" svg:y="1.92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custom-shape draw:style-name="gr7" draw:text-style-name="P4" draw:layer="layout" svg:width="4.453cm" svg:height="0.2cm" svg:x="3.347cm" svg:y="2.12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4" draw:layer="layout" svg:width="0.1cm" svg:height="0.1cm" svg:x="3.61cm" svg:y="2.17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3.861cm" svg:y="2.17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4.118cm" svg:y="2.17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4.372cm" svg:y="2.17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4.626cm" svg:y="2.17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4.88cm" svg:y="2.17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5.134cm" svg:y="2.17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5.388cm" svg:y="2.17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5.642cm" svg:y="2.17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5.896cm" svg:y="2.17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6.15cm" svg:y="2.17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6.404cm" svg:y="2.17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6.658cm" svg:y="2.17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6.912cm" svg:y="2.17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7.166cm" svg:y="2.17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7.42cm" svg:y="2.17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7.674cm" svg:y="2.17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3.354cm" svg:y="2.16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custom-shape draw:style-name="gr9" draw:text-style-name="P4" draw:layer="layout" svg:width="4.449cm" svg:height="0.2cm" svg:x="3.351cm" svg:y="2.37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4" draw:layer="layout" svg:width="0.1cm" svg:height="0.1cm" svg:x="3.356cm" svg:y="2.42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3.61cm" svg:y="2.42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3.861cm" svg:y="2.42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4.118cm" svg:y="2.42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4.372cm" svg:y="2.42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4.626cm" svg:y="2.42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4.88cm" svg:y="2.42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5.134cm" svg:y="2.42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5.388cm" svg:y="2.42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5.642cm" svg:y="2.42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5.896cm" svg:y="2.42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6.15cm" svg:y="2.42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6.404cm" svg:y="2.42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6.658cm" svg:y="2.42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6.912cm" svg:y="2.42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7.166cm" svg:y="2.42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7.42cm" svg:y="2.42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7.674cm" svg:y="2.42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custom-shape draw:style-name="gr10" draw:text-style-name="P4" draw:layer="layout" svg:width="4.441cm" svg:height="0.2cm" svg:x="3.359cm" svg:y="2.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4" draw:layer="layout" svg:width="0.1cm" svg:height="0.1cm" svg:x="3.356cm" svg:y="2.68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3.61cm" svg:y="2.68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3.861cm" svg:y="2.68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4.118cm" svg:y="2.68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4.372cm" svg:y="2.68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4.626cm" svg:y="2.68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4.88cm" svg:y="2.68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5.134cm" svg:y="2.68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5.388cm" svg:y="2.68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5.642cm" svg:y="2.68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5.896cm" svg:y="2.68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6.15cm" svg:y="2.68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6.404cm" svg:y="2.68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6.658cm" svg:y="2.68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6.912cm" svg:y="2.68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7.166cm" svg:y="2.68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7.42cm" svg:y="2.68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7.674cm" svg:y="2.68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custom-shape draw:style-name="gr11" draw:text-style-name="P5" draw:layer="layout" svg:width="0.395cm" svg:height="1.214cm" svg:x="7.635cm" svg:y="1.5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5" draw:layer="layout" svg:width="0.913cm" svg:height="0.952cm" svg:x="5.377cm" svg:y="1.6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3" draw:text-style-name="P4" draw:layer="layout" svg:width="4.462cm" svg:height="0.2cm" svg:x="3.338cm" svg:y="1.36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4" draw:layer="layout" svg:width="0.1cm" svg:height="0.1cm" svg:x="3.356cm" svg:y="1.417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3.61cm" svg:y="1.417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3.861cm" svg:y="1.417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4.118cm" svg:y="1.417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4.372cm" svg:y="1.417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4.626cm" svg:y="1.417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4.88cm" svg:y="1.417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5.134cm" svg:y="1.417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5.388cm" svg:y="1.417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5.642cm" svg:y="1.417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5.896cm" svg:y="1.417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6.15cm" svg:y="1.417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6.404cm" svg:y="1.417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6.658cm" svg:y="1.417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6.912cm" svg:y="1.417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7.166cm" svg:y="1.417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7.42cm" svg:y="1.417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7.674cm" svg:y="1.417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custom-shape draw:style-name="gr13" draw:text-style-name="P4" draw:layer="layout" svg:width="4.462cm" svg:height="0.2cm" svg:x="3.338cm" svg:y="1.1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4" draw:layer="layout" svg:width="0.1cm" svg:height="0.1cm" svg:x="3.356cm" svg:y="1.16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3.61cm" svg:y="1.16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3.861cm" svg:y="1.16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4.118cm" svg:y="1.16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4.372cm" svg:y="1.16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4.626cm" svg:y="1.16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4.88cm" svg:y="1.16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5.134cm" svg:y="1.16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5.388cm" svg:y="1.16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5.642cm" svg:y="1.16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5.896cm" svg:y="1.16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6.15cm" svg:y="1.16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6.404cm" svg:y="1.16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6.658cm" svg:y="1.16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6.912cm" svg:y="1.16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7.166cm" svg:y="1.16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7.42cm" svg:y="1.16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7.674cm" svg:y="1.16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custom-shape draw:style-name="gr14" draw:text-style-name="P6" draw:layer="layout" svg:width="0.1cm" svg:height="0.351cm" svg:x="5.133cm" svg:y="2.4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draw:layer="layout" svg:width="0.1cm" svg:height="0.351cm" svg:x="6.913cm" svg:y="1.4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6" draw:layer="layout" svg:width="0.1cm" svg:height="1.121cm" svg:x="7.164cm" svg:y="1.1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6" draw:layer="layout" svg:width="0.1cm" svg:height="1.373cm" svg:x="6.405cm" svg:y="1.1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6" draw:layer="layout" svg:width="0.1cm" svg:height="1.103cm" svg:x="3.612cm" svg:y="1.6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6" draw:layer="layout" svg:width="0.1cm" svg:height="0.862cm" svg:x="3.862cm" svg:y="1.4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20" draw:text-style-name="P8" draw:layer="layout" svg:width="0.1cm" svg:height="0.351cm" svg:x="6.662cm" svg:y="1.6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4" draw:layer="layout" svg:width="0.1cm" svg:height="0.1cm" svg:x="6.659cm" svg:y="1.672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6.659cm" svg:y="1.922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custom-shape draw:style-name="gr20" draw:text-style-name="P8" draw:layer="layout" svg:width="0.1cm" svg:height="0.351cm" svg:x="6.661cm" svg:y="1.1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4" draw:layer="layout" svg:width="0.1cm" svg:height="0.1cm" svg:x="6.658cm" svg:y="1.172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6.658cm" svg:y="1.422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custom-shape draw:style-name="gr20" draw:text-style-name="P8" draw:layer="layout" svg:width="0.1cm" svg:height="0.351cm" svg:x="7.419cm" svg:y="1.1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4" draw:layer="layout" svg:width="0.1cm" svg:height="0.1cm" svg:x="7.416cm" svg:y="1.16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8" draw:text-style-name="P4" draw:layer="layout" svg:width="0.1cm" svg:height="0.1cm" svg:x="7.416cm" svg:y="1.41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</draw:g>
          <draw:g>
            <draw:custom-shape draw:style-name="gr20" draw:text-style-name="P8" draw:layer="layout" svg:width="0.1cm" svg:height="0.351cm" svg:x="4.88cm" svg:y="1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4" draw:layer="layout" svg:width="0.1cm" svg:height="0.1cm" svg:x="4.877cm" svg:y="1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4" draw:layer="layout" svg:width="0.1cm" svg:height="0.1cm" svg:x="4.877cm" svg:y="1.66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20" draw:text-style-name="P8" draw:layer="layout" svg:width="0.1cm" svg:height="0.351cm" svg:x="4.881cm" svg:y="2.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4" draw:layer="layout" svg:width="0.1cm" svg:height="0.1cm" svg:x="4.878cm" svg:y="2.17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4" draw:layer="layout" svg:width="0.1cm" svg:height="0.1cm" svg:x="4.878cm" svg:y="2.42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20" draw:text-style-name="P8" draw:layer="layout" svg:width="0.1cm" svg:height="0.351cm" svg:x="4.126cm" svg:y="1.6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4" draw:layer="layout" svg:width="0.1cm" svg:height="0.1cm" svg:x="4.123cm" svg:y="1.67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4" draw:layer="layout" svg:width="0.1cm" svg:height="0.1cm" svg:x="4.123cm" svg:y="1.92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20" draw:text-style-name="P8" draw:layer="layout" svg:width="0.1cm" svg:height="0.351cm" svg:x="4.122cm" svg:y="1.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4" draw:layer="layout" svg:width="0.1cm" svg:height="0.1cm" svg:x="4.119cm" svg:y="1.94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4" draw:layer="layout" svg:width="0.1cm" svg:height="0.1cm" svg:x="4.119cm" svg:y="2.19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20" draw:text-style-name="P8" draw:layer="layout" svg:width="0.1cm" svg:height="0.351cm" draw:transform="rotate (1.5707963267949) translate (4.634cm 1.76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4" draw:layer="layout" svg:width="0.1cm" svg:height="0.1cm" draw:transform="rotate (1.5707963267949) translate (4.633cm 1.768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4" draw:layer="layout" svg:width="0.1cm" svg:height="0.1cm" draw:transform="rotate (1.5707963267949) translate (4.883cm 1.768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20" draw:text-style-name="P8" draw:layer="layout" svg:width="0.1cm" svg:height="0.351cm" draw:transform="rotate (1.5707963267949) translate (4.625cm 2.27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4" draw:layer="layout" svg:width="0.1cm" svg:height="0.1cm" draw:transform="rotate (1.5707963267949) translate (4.624cm 2.276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4" draw:layer="layout" svg:width="0.1cm" svg:height="0.1cm" draw:transform="rotate (1.5707963267949) translate (4.874cm 2.276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  <draw:frame draw:style-name="gr21" draw:text-style-name="P10" draw:layer="layout" svg:width="1.929cm" svg:height="0.645cm" svg:x="1.366cm" svg:y="1.099cm">
          <draw:text-box>
            <text:p text:style-name="P9"><text:span text:style-name="T1">R </text:span><text:span text:style-name="T1">= </text:span><text:span text:style-name="T1">10</text:span><text:span text:style-name="T1">k</text:span></text:p>
          </draw:text-box>
        </draw:frame>
        <draw:custom-shape draw:style-name="gr15" draw:text-style-name="P7" draw:layer="layout" svg:width="0.1cm" svg:height="0.351cm" svg:x="1.2cm" svg:y="1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0" draw:text-style-name="P8" draw:layer="layout" svg:width="0.1cm" svg:height="0.351cm" svg:x="1.203cm" svg:y="1.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0.1cm" svg:height="0.1cm" svg:x="1.2cm" svg:y="1.87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8" draw:text-style-name="P4" draw:layer="layout" svg:width="0.1cm" svg:height="0.1cm" svg:x="1.2cm" svg:y="2.12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21" draw:text-style-name="P10" draw:layer="layout" svg:width="1.929cm" svg:height="0.645cm" svg:x="1.367cm" svg:y="1.7cm">
          <draw:text-box>
            <text:p text:style-name="P9"><text:span text:style-name="T1">Ju</text:span><text:span text:style-name="T1">m</text:span><text:span text:style-name="T1">pe</text:span><text:span text:style-name="T1">r</text:span></text:p>
          </draw:text-box>
        </draw:frame>
        <draw:g>
          <draw:line draw:style-name="gr5" draw:text-style-name="P3" draw:layer="layout" svg:x1="1.146cm" svg:y1="3.767cm" svg:x2="1.386cm" svg:y2="4.006cm">
            <text:p/>
          </draw:line>
          <draw:line draw:style-name="gr5" draw:text-style-name="P3" draw:layer="layout" svg:x1="1.385cm" svg:y1="3.765cm" svg:x2="1.146cm" svg:y2="4.005cm">
            <text:p/>
          </draw:line>
        </draw:g>
        <draw:frame draw:style-name="gr21" draw:text-style-name="P10" draw:layer="layout" svg:width="1.929cm" svg:height="0.645cm" svg:x="1.367cm" svg:y="3.6cm">
          <draw:text-box>
            <text:p text:style-name="P9"><text:span text:style-name="T1">tre</text:span><text:span text:style-name="T1">nn</text:span><text:span text:style-name="T1">en</text:span></text:p>
          </draw:text-box>
        </draw:frame>
        <draw:frame draw:style-name="gr22" draw:text-style-name="P10" draw:layer="layout" svg:width="3.61cm" svg:height="0.645cm" svg:x="3.653cm" svg:y="2.7cm">
          <draw:text-box>
            <text:p text:style-name="P11"><text:span text:style-name="T1">B</text:span><text:span text:style-name="T1">es</text:span><text:span text:style-name="T1">tü</text:span><text:span text:style-name="T1">ck</text:span><text:span text:style-name="T1">un</text:span><text:span text:style-name="T1">gs</text:span><text:span text:style-name="T1">se</text:span><text:span text:style-name="T1">ite</text:span></text:p>
          </draw:text-box>
        </draw:frame>
        <draw:frame draw:style-name="gr22" draw:text-style-name="P10" draw:layer="layout" svg:width="3.61cm" svg:height="0.645cm" svg:x="3.653cm" svg:y="4.901cm">
          <draw:text-box>
            <text:p text:style-name="P11"><text:span text:style-name="T1">K</text:span><text:span text:style-name="T1">up</text:span><text:span text:style-name="T1">fer</text:span><text:span text:style-name="T1">se</text:span><text:span text:style-name="T1">ite</text:span></text:p>
          </draw:text-box>
        </draw:frame>
        <draw:custom-shape draw:style-name="gr14" draw:text-style-name="P6" draw:layer="layout" svg:width="0.1cm" svg:height="0.351cm" svg:x="1.2cm" svg:y="2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0" draw:layer="layout" svg:width="1.929cm" svg:height="0.645cm" svg:x="1.368cm" svg:y="2.401cm">
          <draw:text-box>
            <text:p text:style-name="P9"><text:span text:style-name="T1">Br</text:span><text:span text:style-name="T1">üc</text:span><text:span text:style-name="T1">k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0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rk Schanz</meta:initial-creator>
    <meta:creation-date>2018-05-11T00:39:53.803540939</meta:creation-date>
    <dc:date>2019-03-08T03:19:04.963529490</dc:date>
    <dc:creator>Dirk Schanz</dc:creator>
    <meta:editing-duration>PT2H39M43S</meta:editing-duration>
    <meta:editing-cycles>34</meta:editing-cycles>
    <meta:generator>LibreOffice/6.0.7.3$Linux_X86_64 LibreOffice_project/00m0$Build-3</meta:generator>
    <meta:document-statistic meta:object-count="369"/>
  </office:meta>
</office:document-meta>
</file>